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rfc-language-tag="en-001" fo:language="en"/>
    </style:style>
    <style:style style:name="P2" style:parent-style-name="ListParagraph" style:list-style-name="LFO1" style:family="paragraph"/>
    <style:style style:name="T3" style:parent-style-name="Hyperlink" style:family="text">
      <style:text-properties style:rfc-language-tag="en-001" fo:language="en"/>
    </style:style>
    <style:style style:name="P4" style:parent-style-name="ListParagraph" style:list-style-name="LFO1" style:family="paragraph"/>
    <style:style style:name="T5" style:parent-style-name="Hyperlink" style:family="text">
      <style:text-properties style:rfc-language-tag="en-001" fo:language="en"/>
    </style:style>
    <style:style style:name="P6" style:parent-style-name="ListParagraph" style:list-style-name="LFO1" style:family="paragraph"/>
    <style:style style:name="T7" style:parent-style-name="Hyperlink" style:family="text">
      <style:text-properties style:rfc-language-tag="en-001" fo:language="en"/>
    </style:style>
    <style:style style:name="T8" style:parent-style-name="Hyperlink" style:family="text">
      <style:text-properties style:rfc-language-tag="en-001" fo:language="en"/>
    </style:style>
    <style:style style:name="P9" style:parent-style-name="ListParagraph" style:list-style-name="LFO1" style:family="paragraph"/>
    <style:style style:name="T10" style:parent-style-name="Hyperlink" style:family="text">
      <style:text-properties style:rfc-language-tag="en-001" fo:language="en"/>
    </style:style>
    <style:style style:name="T11" style:parent-style-name="Hyperlink" style:family="text">
      <style:text-properties style:rfc-language-tag="en-001" fo:language="en"/>
    </style:style>
    <style:style style:name="T12" style:parent-style-name="Hyperlink" style:family="text">
      <style:text-properties style:rfc-language-tag="en-001" fo:language="en"/>
    </style:style>
    <style:style style:name="P13" style:parent-style-name="ListParagraph" style:list-style-name="LFO1" style:family="paragraph"/>
    <style:style style:name="T14" style:parent-style-name="Hyperlink" style:family="text">
      <style:text-properties style:rfc-language-tag="en-001" fo:language="en"/>
    </style:style>
    <style:style style:name="T15" style:parent-style-name="Hyperlink" style:family="text">
      <style:text-properties style:rfc-language-tag="en-001" fo:language="en"/>
    </style:style>
    <style:style style:name="T16" style:parent-style-name="Hyperlink" style:family="text">
      <style:text-properties style:rfc-language-tag="en-001" fo:language="en"/>
    </style:style>
    <style:style style:name="T17" style:parent-style-name="Hyperlink" style:family="text">
      <style:text-properties style:rfc-language-tag="en-001" fo:language="en"/>
    </style:style>
    <style:style style:name="P18" style:parent-style-name="ListParagraph" style:list-style-name="LFO1" style:family="paragraph"/>
    <style:style style:name="T19" style:parent-style-name="Hyperlink" style:family="text">
      <style:text-properties style:rfc-language-tag="en-001" fo:language="en"/>
    </style:style>
    <style:style style:name="P20" style:parent-style-name="ListParagraph" style:list-style-name="LFO1" style:family="paragraph"/>
    <style:style style:name="T21" style:parent-style-name="Hyperlink" style:family="text">
      <style:text-properties style:rfc-language-tag="en-001" fo:language="en"/>
    </style:style>
    <style:style style:name="P22" style:parent-style-name="ListParagraph" style:list-style-name="LFO1" style:family="paragraph"/>
    <style:style style:name="T23" style:parent-style-name="Hyperlink" style:family="text">
      <style:text-properties style:rfc-language-tag="en-001" fo:language="en"/>
    </style:style>
    <style:style style:name="P24" style:parent-style-name="ListParagraph" style:list-style-name="LFO1" style:family="paragraph"/>
    <style:style style:name="T25" style:parent-style-name="Hyperlink" style:family="text">
      <style:text-properties style:rfc-language-tag="en-001" fo:language="en"/>
    </style:style>
    <style:style style:name="P26" style:parent-style-name="ListParagraph" style:list-style-name="LFO1" style:family="paragraph"/>
    <style:style style:name="T27" style:parent-style-name="Hyperlink" style:family="text">
      <style:text-properties style:rfc-language-tag="en-001" fo:language="en"/>
    </style:style>
    <style:style style:name="P28" style:parent-style-name="ListParagraph" style:list-style-name="LFO1" style:family="paragraph"/>
    <style:style style:name="T29" style:parent-style-name="Hyperlink" style:family="text">
      <style:text-properties style:rfc-language-tag="en-001" fo:language="en"/>
    </style:style>
    <style:style style:name="P30" style:parent-style-name="ListParagraph" style:list-style-name="LFO1" style:family="paragraph"/>
    <style:style style:name="T31" style:parent-style-name="Hyperlink" style:family="text">
      <style:text-properties style:rfc-language-tag="en-001" fo:language="en"/>
    </style:style>
    <style:style style:name="T32" style:parent-style-name="Hyperlink" style:family="text">
      <style:text-properties style:rfc-language-tag="en-001" fo:language="en"/>
    </style:style>
    <style:style style:name="P33" style:parent-style-name="ListParagraph" style:list-style-name="LFO1" style:family="paragraph"/>
    <style:style style:name="T34" style:parent-style-name="Hyperlink" style:family="text">
      <style:text-properties style:rfc-language-tag="en-001" fo:language="en"/>
    </style:style>
    <style:style style:name="P35" style:parent-style-name="ListParagraph" style:list-style-name="LFO1" style:family="paragraph"/>
    <style:style style:name="P36" style:parent-style-name="ListParagraph" style:list-style-name="LFO1" style:family="paragraph"/>
    <style:style style:name="T37" style:parent-style-name="Hyperlink" style:family="text">
      <style:text-properties style:rfc-language-tag="en-001" fo:language="en"/>
    </style:style>
    <style:style style:name="P38" style:parent-style-name="ListParagraph" style:list-style-name="LFO1" style:family="paragraph"/>
    <style:style style:name="T39" style:parent-style-name="Hyperlink" style:family="text">
      <style:text-properties style:rfc-language-tag="en-001" fo:language="en"/>
    </style:style>
    <style:style style:name="P40" style:parent-style-name="ListParagraph" style:list-style-name="LFO1" style:family="paragraph"/>
    <style:style style:name="T41" style:parent-style-name="Hyperlink" style:family="text">
      <style:text-properties style:rfc-language-tag="en-001" fo:language="en"/>
    </style:style>
    <style:style style:name="P42" style:parent-style-name="ListParagraph" style:list-style-name="LFO1" style:family="paragraph"/>
    <style:style style:name="T43" style:parent-style-name="Hyperlink" style:family="text">
      <style:text-properties style:rfc-language-tag="en-001" fo:language="en"/>
    </style:style>
    <style:style style:name="T44" style:parent-style-name="Hyperlink" style:family="text">
      <style:text-properties style:rfc-language-tag="en-001" fo:language="en"/>
    </style:style>
    <style:style style:name="P45" style:parent-style-name="ListParagraph" style:list-style-name="LFO1" style:family="paragraph"/>
    <style:style style:name="T46" style:parent-style-name="Hyperlink" style:family="text">
      <style:text-properties style:rfc-language-tag="en-001" fo:language="en"/>
    </style:style>
    <style:style style:name="P47" style:parent-style-name="ListParagraph" style:list-style-name="LFO1" style:family="paragraph"/>
    <style:style style:name="T48" style:parent-style-name="Hyperlink" style:family="text">
      <style:text-properties style:rfc-language-tag="en-001" fo:language="en"/>
    </style:style>
    <style:style style:name="T49" style:parent-style-name="Hyperlink" style:family="text">
      <style:text-properties style:rfc-language-tag="en-001" fo:language="en"/>
    </style:style>
    <style:style style:name="P50" style:parent-style-name="ListParagraph" style:list-style-name="LFO1" style:family="paragraph"/>
    <style:style style:name="T51" style:parent-style-name="Hyperlink" style:family="text">
      <style:text-properties style:rfc-language-tag="en-001" fo:language="en"/>
    </style:style>
    <style:style style:name="P52" style:parent-style-name="ListParagraph" style:list-style-name="LFO1" style:family="paragraph"/>
    <style:style style:name="T53" style:parent-style-name="Hyperlink" style:family="text">
      <style:text-properties style:rfc-language-tag="en-001" fo:language="en"/>
    </style:style>
    <style:style style:name="P54" style:parent-style-name="ListParagraph" style:list-style-name="LFO1" style:family="paragraph"/>
    <style:style style:name="T55" style:parent-style-name="Hyperlink" style:family="text">
      <style:text-properties style:rfc-language-tag="en-001" fo:language="en"/>
    </style:style>
    <style:style style:name="P56" style:parent-style-name="ListParagraph" style:list-style-name="LFO1" style:family="paragraph"/>
    <style:style style:name="T57" style:parent-style-name="Hyperlink" style:family="text">
      <style:text-properties style:rfc-language-tag="en-001" fo:language="en"/>
    </style:style>
    <style:style style:name="P58" style:parent-style-name="ListParagraph" style:list-style-name="LFO1" style:family="paragraph"/>
    <style:style style:name="T59" style:parent-style-name="Hyperlink" style:family="text">
      <style:text-properties style:rfc-language-tag="en-001" fo:language="en"/>
    </style:style>
    <style:style style:name="T60" style:parent-style-name="Hyperlink" style:family="text">
      <style:text-properties style:rfc-language-tag="en-001" fo:language="en"/>
    </style:style>
    <style:style style:name="P61" style:parent-style-name="ListParagraph" style:list-style-name="LFO1" style:family="paragraph"/>
    <style:style style:name="T62" style:parent-style-name="Hyperlink" style:family="text">
      <style:text-properties style:rfc-language-tag="en-001" fo:language="en"/>
    </style:style>
    <style:style style:name="P63" style:parent-style-name="ListParagraph" style:list-style-name="LFO1" style:family="paragraph"/>
    <style:style style:name="T64" style:parent-style-name="Hyperlink" style:family="text">
      <style:text-properties style:rfc-language-tag="en-001" fo:language="en"/>
    </style:style>
    <style:style style:name="T65" style:parent-style-name="Hyperlink" style:family="text">
      <style:text-properties style:rfc-language-tag="en-001" fo:language="en"/>
    </style:style>
    <style:style style:name="P66" style:parent-style-name="ListParagraph" style:list-style-name="LFO1" style:family="paragraph"/>
    <style:style style:name="T67" style:parent-style-name="Hyperlink" style:family="text">
      <style:text-properties style:rfc-language-tag="en-001" fo:language="en"/>
    </style:style>
    <style:style style:name="P68" style:parent-style-name="Normal" style:family="paragraph">
      <style:text-properties style:rfc-language-tag="en-001" fo:language="en"/>
    </style:style>
    <style:style style:name="T69" style:parent-style-name="DefaultParagraphFont" style:family="text">
      <style:text-properties style:rfc-language-tag="en-001" fo:language="en"/>
    </style:style>
    <style:style style:name="T70" style:parent-style-name="Hyperlink" style:family="text">
      <style:text-properties style:rfc-language-tag="en-001" fo:language="en"/>
    </style:style>
    <style:style style:name="T71" style:parent-style-name="DefaultParagraphFont" style:family="text">
      <style:text-properties style:rfc-language-tag="en-001" fo:language="en"/>
    </style:style>
    <style:style style:name="T72" style:parent-style-name="Hyperlink" style:family="text">
      <style:text-properties style:rfc-language-tag="en-001" fo:language="en"/>
    </style:style>
    <style:style style:name="T73" style:parent-style-name="DefaultParagraphFont" style:family="text">
      <style:text-properties style:rfc-language-tag="en-001" fo:language="en"/>
    </style:style>
    <style:style style:name="T74" style:parent-style-name="Hyperlink" style:family="text">
      <style:text-properties style:rfc-language-tag="en-001" fo:language="en"/>
    </style:style>
    <style:style style:name="T75" style:parent-style-name="DefaultParagraphFont" style:family="text">
      <style:text-properties style:rfc-language-tag="en-001" fo:language="en"/>
    </style:style>
    <style:style style:name="T76" style:parent-style-name="Hyperlink" style:family="text">
      <style:text-properties style:rfc-language-tag="en-001" fo:language="en"/>
    </style:style>
    <style:style style:name="P77" style:parent-style-name="Normal" style:family="paragraph">
      <style:text-properties style:rfc-language-tag="en-001" fo:language="en"/>
    </style:style>
    <style:style style:name="P78" style:parent-style-name="Normal" style:family="paragraph">
      <style:text-properties style:rfc-language-tag="en-001" fo:language="en"/>
    </style:style>
    <style:style style:name="P79" style:parent-style-name="Normal" style:family="paragraph">
      <style:text-properties style:rfc-language-tag="en-001" fo:language="en"/>
    </style:style>
    <style:style style:name="T80" style:parent-style-name="Hyperlink" style:family="text">
      <style:text-properties style:rfc-language-tag="en-001" fo:language="en"/>
    </style:style>
    <style:style style:name="T81" style:parent-style-name="DefaultParagraphFont" style:family="text">
      <style:text-properties style:rfc-language-tag="en-001" fo:language="en"/>
    </style:style>
    <style:style style:name="T82" style:parent-style-name="Hyperlink" style:family="text">
      <style:text-properties style:rfc-language-tag="en-001" fo:language="en"/>
    </style:style>
    <style:style style:name="P83" style:parent-style-name="Normal" style:family="paragraph">
      <style:text-properties style:rfc-language-tag="en-001" fo:language="en"/>
    </style:style>
  </office:automatic-styles>
  <office:body>
    <office:text text:use-soft-page-breaks="true">
      <text:p text:style-name="P1">ASP.NET Core MVC</text:p>
      <text:list text:style-name="LFO1" text:continue-numbering="true">
        <text:list-item>
          <text:p text:style-name="P2"><text:a xlink:href="https://www.youtube.com/watch?v=b4WI-YWcjvs&amp;feature=emb_title" office:target-frame-name="_top" xlink:show="replace"><text:span text:style-name="T3">https://www.youtube.com/watch?v=b4WI-YWcjvs&amp;feature=emb_title</text:span></text:a></text:p>
        </text:list-item>
        <text:list-item>
          <text:p text:style-name="P4"><text:a xlink:href="https://www.youtube.com/watch?v=iRBkdYvb07I&amp;feature=emb_title" office:target-frame-name="_top" xlink:show="replace"><text:span text:style-name="T5">https://www.youtube.com/watch?v=iRBkdYvb07I&amp;feature=emb_title</text:span></text:a></text:p>
        </text:list-item>
        <text:list-item>
          <text:p text:style-name="P6"><text:a xlink:href="https://www.youtube.com/watch?v=UT1_iN75ezg&amp;feature=emb_title" office:target-frame-name="_top" xlink:show="replace"><text:span text:style-name="T7">https://www.youtube.com/watch?v=UT1_iN</text:span><text:span text:style-name="T8">75ezg&amp;feature=emb_title</text:span></text:a></text:p>
        </text:list-item>
        <text:list-item>
          <text:p text:style-name="P9"><text:a xlink:href="https://www.youtube.com/watch?v=Y102CO7ETGA&amp;feature=emb_title" office:target-frame-name="_top" xlink:show="replace"><text:span text:style-name="T10">https://www.youtube.com/watch?v=Y102CO7ETGA</text:span><text:bookmark-start text:name="_Hlt64407228"/><text:bookmark-start text:name="_Hlt64407229"/><text:span text:style-name="T11">&amp;</text:span><text:bookmark-end text:name="_Hlt64407228"/><text:bookmark-end text:name="_Hlt64407229"/><text:span text:style-name="T12">feature=emb_title</text:span></text:a></text:p>
        </text:list-item>
        <text:list-item>
          <text:p text:style-name="P13"><text:a xlink:href="https://www.youtube.com/watch?v=Y102CO7ETGA&amp;feature=emb_title" office:target-frame-name="_top" xlink:show="replace"><text:span text:style-name="T14">https://www.</text:span><text:span text:style-name="T15">youtube.com/watch?v=Y102CO7ETGA&amp;feature=emb_</text:span><text:bookmark-start text:name="_Hlt64407248"/><text:span text:style-name="T16">t</text:span><text:bookmark-end text:name="_Hlt64407248"/><text:span text:style-name="T17">itle</text:span></text:a></text:p>
        </text:list-item>
        <text:list-item>
          <text:p text:style-name="P18"><text:a xlink:href="https://www.youtube.com/watch?v=GT_L4Kt6fgs&amp;feature=emb_title" office:target-frame-name="_top" xlink:show="replace"><text:span text:style-name="T19">https://www.youtube.com/watch?v=GT_L4Kt6fgs&amp;feature=emb_title</text:span></text:a></text:p>
        </text:list-item>
        <text:list-item>
          <text:p text:style-name="P20"><text:a xlink:href="https://www.youtube.com/watch?v=rHeT7-tQqqE&amp;feature=emb_title" office:target-frame-name="_top" xlink:show="replace"><text:span text:style-name="T21">https://www.youtube.com/watch?v=rHeT7-tQqqE&amp;feature=emb_title</text:span></text:a></text:p>
        </text:list-item>
        <text:list-item>
          <text:p text:style-name="P22"><text:a xlink:href="https://www.youtube.com/watch?v=UhWaOpxJCCo&amp;feature=emb_title" office:target-frame-name="_top" xlink:show="replace"><text:span text:style-name="T23">https://www.youtube.com/watch?v=UhWaOpxJCCo&amp;feature=emb_title</text:span></text:a></text:p>
        </text:list-item>
        <text:list-item>
          <text:p text:style-name="P24"><text:a xlink:href="https://www.youtube.com/watch?v=dnmjspG3Ghg&amp;feature=emb_title" office:target-frame-name="_top" xlink:show="replace"><text:span text:style-name="T25">https://www.youtube.com/watch?v=dnmjspG3Ghg&amp;feature=emb_title</text:span></text:a></text:p>
        </text:list-item>
        <text:list-item>
          <text:p text:style-name="P26"><text:a xlink:href="https://www.youtube.com/watch?v=Rhl4F42l8Hs&amp;feature=emb_title" office:target-frame-name="_top" xlink:show="replace"><text:span text:style-name="T27">https://www.youtube.com/watch?v=Rhl4F42l8Hs&amp;feature=emb_title</text:span></text:a></text:p>
        </text:list-item>
        <text:list-item>
          <text:p text:style-name="P28"><text:a xlink:href="https://www.youtube.com/watch?v=WEmew6KI1II&amp;feature=emb_title" office:target-frame-name="_top" xlink:show="replace"><text:span text:style-name="T29">https://www.youtube.com/watch?v=WEmew6KI1II&amp;feature=emb_title</text:span></text:a></text:p>
        </text:list-item>
        <text:list-item>
          <text:p text:style-name="P30"><text:a xlink:href="https://www.youtube.com/watch?v=gqDE67BpJX0&amp;feature=emb_title" office:target-frame-name="_top" xlink:show="replace"><text:span text:style-name="T31">https://www.youtube.com/watch?v=gqDE67BpJX0&amp;featu</text:span><text:span text:style-name="T32">re=emb_title</text:span></text:a></text:p>
        </text:list-item>
        <text:list-item>
          <text:p text:style-name="P33"><text:a xlink:href="https://www.youtube.com/watch?v=-vfrr4lbnLo&amp;feature=emb_title" office:target-frame-name="_top" xlink:show="replace"><text:span text:style-name="T34">https://www.youtube.com/watch?v=-vfrr4lbnLo&amp;feature=emb_title</text:span></text:a></text:p>
        </text:list-item>
        <text:list-item>
          <text:p text:style-name="P35">https://www.youtube.com/watch?v=0-zYEXiRaEk</text:p>
        </text:list-item>
        <text:list-item>
          <text:p text:style-name="P36"><text:a xlink:href="https://www.youtube.com/watch?v=SLdaQylh9uA&amp;feature=emb_title" office:target-frame-name="_top" xlink:show="replace"><text:span text:style-name="T37">https://www.youtube.com/watch?v=SLdaQylh9uA&amp;feature=emb_title</text:span></text:a></text:p>
        </text:list-item>
        <text:list-item>
          <text:p text:style-name="P38"><text:a xlink:href="https://www.youtube.com/watch?v=B2lR0JU57GM&amp;feature=emb_title" office:target-frame-name="_top" xlink:show="replace"><text:span text:style-name="T39">https://www.youtube.com/watch?v=B2lR0JU57GM&amp;feature=emb_title</text:span></text:a></text:p>
        </text:list-item>
        <text:list-item>
          <text:p text:style-name="P40"><text:a xlink:href="https://www.youtube.com/watch?v=Jymo48-FGSw&amp;feature=emb_title" office:target-frame-name="_top" xlink:show="replace"><text:span text:style-name="T41">https://www.youtube.com/watch?v=Jymo48-FGSw&amp;feature=emb_title</text:span></text:a></text:p>
        </text:list-item>
        <text:list-item>
          <text:p text:style-name="P42"><text:a xlink:href="https://www.youtube.com/watch?v=GqiumfzZhko&amp;feature=emb_title" office:target-frame-name="_top" xlink:show="replace"><text:span text:style-name="T43">https://www.youtube.com/watch?v=Gqiumf</text:span><text:span text:style-name="T44">zZhko&amp;feature=emb_title</text:span></text:a></text:p>
        </text:list-item>
        <text:list-item>
          <text:p text:style-name="P45"><text:a xlink:href="https://www.youtube.com/watch?v=OGmsffEpcGA&amp;feature=emb_title" office:target-frame-name="_top" xlink:show="replace"><text:span text:style-name="T46">https://www.youtube.com/watch?v=OGmsffEpcGA&amp;feature=emb_title</text:span></text:a></text:p>
        </text:list-item>
        <text:list-item>
          <text:p text:style-name="P47"><text:a xlink:href="https://www.youtube.com/watch?v=GmWuAvM_wds&amp;feature=emb_title" office:target-frame-name="_top" xlink:show="replace"><text:span text:style-name="T48">https://www.</text:span><text:span text:style-name="T49">youtube.com/watch?v=GmWuAvM_wds&amp;feature=emb_title</text:span></text:a></text:p>
        </text:list-item>
        <text:list-item>
          <text:p text:style-name="P50"><text:a xlink:href="https://www.youtube.com/watch?v=0RNAtD6vDjc&amp;feature=emb_title" office:target-frame-name="_top" xlink:show="replace"><text:span text:style-name="T51">https://www.youtube.com/watch?v=0RNAtD6vDjc&amp;feature=emb_title</text:span></text:a></text:p>
        </text:list-item>
        <text:list-item>
          <text:p text:style-name="P52"><text:a xlink:href="https://www.youtube.com/watch?v=6ExOB8hXX8U&amp;feature=emb_title" office:target-frame-name="_top" xlink:show="replace"><text:span text:style-name="T53">https://www.youtube.com/watch?v=6ExOB8hXX8U&amp;feature=emb_title</text:span></text:a></text:p>
        </text:list-item>
        <text:list-item>
          <text:p text:style-name="P54"><text:a xlink:href="https://www.youtube.com/watch?v=SUEI0CQef3U&amp;feature=emb_title" office:target-frame-name="_top" xlink:show="replace"><text:span text:style-name="T55">https://www.youtube.com/watch?v=SUEI0CQef3U&amp;feature=emb_title</text:span></text:a></text:p>
        </text:list-item>
        <text:list-item>
          <text:p text:style-name="P56"><text:a xlink:href="https://www.youtube.com/watch?v=KJozOyo0GIw&amp;feature=emb_title" office:target-frame-name="_top" xlink:show="replace"><text:span text:style-name="T57">https://www.youtube.com/watch?v=KJozOyo0GIw&amp;feature=emb_title</text:span></text:a></text:p>
        </text:list-item>
        <text:list-item>
          <text:p text:style-name="P58"><text:a xlink:href="https://softuni.bg/trainings/2419/asp-net-core-mvc-june-2019/open#lesson-12365" office:target-frame-name="_top" xlink:show="replace"><text:span text:style-name="T59">https://softuni.bg/trainings/2419/asp-net-core-mvc-june-20</text:span><text:span text:style-name="T60">19/open#lesson-12365</text:span></text:a></text:p>
        </text:list-item>
        <text:list-item>
          <text:p text:style-name="P61"><text:a xlink:href="https://www.youtube.com/watch?v=nRaNqJX48uw&amp;feature=emb_title" office:target-frame-name="_top" xlink:show="replace"><text:span text:style-name="T62">https://www.youtube.com/watch?v=nRaNqJX48uw&amp;feature=emb_title</text:span></text:a></text:p>
        </text:list-item>
        <text:list-item>
          <text:p text:style-name="P63"><text:a xlink:href="https://www.youtube.com/watch?v=gfupuOr4OdE&amp;feature=emb_title" office:target-frame-name="_top" xlink:show="replace"><text:span text:style-name="T64">https://www.you</text:span><text:span text:style-name="T65">tube.com/watch?v=gfupuOr4OdE&amp;feature=emb_title</text:span></text:a></text:p>
        </text:list-item>
        <text:list-item>
          <text:p text:style-name="P66"><text:a xlink:href="https://www.youtube.com/watch?v=dYyM8d-vrJM&amp;feature=emb_title" office:target-frame-name="_top" xlink:show="replace"><text:span text:style-name="T67">https://www.youtube.com/watch?v=dYyM8d-vrJM&amp;feature=emb_title</text:span></text:a></text:p>
        </text:list-item>
      </text:list>
      <text:p text:style-name="P68">links</text:p>
      <text:p text:style-name="Normal"><text:span text:style-name="T69">1 -<text:s/></text:span><text:a xlink:href="https://github.com/SoftUni/csharp-web/tree/master/2019-May-Season/ASP-NET-Core/03.%20ASP-NET-Core-Web-API/Messages" office:target-frame-name="_top" xlink:show="replace"><text:span text:style-name="T70">https://github.com/SoftUni/csharp-web/tree/master/2019-May-Season/ASP-NET-Core/03.%20ASP-NET-Core-Web-API/Messages</text:span></text:a></text:p>
      <text:p text:style-name="Normal"><text:span text:style-name="T71">2-<text:s/></text:span><text:a xlink:href="https://github.com/SoftUni/csharp-web/tree/master/2019-May-Season/ASP-NET-Core/01.%20ASP-NET-Core-Introduction/PANDA/src" office:target-frame-name="_top" xlink:show="replace"><text:span text:style-name="T72">https://github.com/SoftUni/csharp-web/tree/master/2019-May-Season/ASP-NET-Core/01.%20ASP-NET-Core-Introduction/PANDA/src</text:span></text:a></text:p>
      <text:p text:style-name="Normal"><text:span text:style-name="T73">3 -<text:s/></text:span><text:a xlink:href="https://github.com/NikolayIT/ArtificialIntelligencePlayground/tree/master/ML.NET" office:target-frame-name="_top" xlink:show="replace"><text:span text:style-name="T74">https://github.com/NikolayIT/ArtificialIntelligencePlayground/tree/master/ML.NET</text:span></text:a></text:p>
      <text:p text:style-name="Normal"><text:span text:style-name="T75">4 -<text:s/></text:span><text:a xlink:href="https://github.com/NikolayIT/MusicX" office:target-frame-name="_top" xlink:show="replace"><text:span text:style-name="T76">https://github.com/NikolayIT/MusicX</text:span></text:a></text:p>
      <text:p text:style-name="P77"/>
      <text:p text:style-name="P78"/>
      <text:p text:style-name="P79">Internet Explained</text:p>
      <text:p text:style-name="Normal"><text:a xlink:href="https://www.youtube.com/watch?v=zqmNjdrKmdc&amp;feature=emb_title" office:target-frame-name="_top" xlink:show="replace"><text:span text:style-name="T80">https://www.youtube.com/watch?v=zqmNjdrKmdc&amp;feature=emb_title</text:span></text:a></text:p>
      <text:p text:style-name="Normal"><text:span text:style-name="T81">Microsoft -<text:s/></text:span><text:a xlink:href="https://dotnet.microsoft.com/learn/videos?utm_campaign=101video&amp;utm_source=dotnet&amp;utm_medium=dlsurvey" office:target-frame-name="_top" xlink:show="replace"><text:span text:style-name="T82">https://dotnet.microsoft.com/learn/videos?utm_campaign=101video&amp;utm_source=dotnet&amp;utm_medium=dlsurvey</text:span></text:a></text:p>
      <text:p text:style-name="P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Любослав Балев</meta:initial-creator>
    <dc:creator>Любослав Балев</dc:creator>
    <meta:creation-date>2021-02-16T20:25:00Z</meta:creation-date>
    <dc:date>2021-03-13T09:51:00Z</dc:date>
    <meta:template xlink:href="Normal" xlink:type="simple"/>
    <meta:editing-cycles>5</meta:editing-cycles>
    <meta:editing-duration>PT3840S</meta:editing-duration>
    <meta:document-statistic meta:page-count="1" meta:paragraph-count="10" meta:word-count="759" meta:character-count="5078" meta:row-count="36" meta:non-whitespace-character-count="4329"/>
  </office:meta>
</office:document-meta>
</file>